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LFTerminated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Terminated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TerminatedReader.read( char cbuf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LFTerminated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TerminatedReader.readLin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erminationException.TerminationException( String s , int whe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inationException.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RLFTerminatedReader.CRLFTerminatedReader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ationException.TerminationException( int whe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eLengthExceededException.LineLengthExceeded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TerminatedReader.CRLFTerminatedReader( InputStream in ,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